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VIGNE BAROLO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55.511578">
            <text:p>55.5115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SERRADENARI</text:p>
          </table:table-cell>
          <table:table-cell office:value-type="string">
            <text:p>RENATO R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41fa9gznjyqjksntx</text:p>
          </table:table-cell>
          <table:table-cell office:value-type="string">
            <text:p>RED</text:p>
          </table:table-cell>
          <table:table-cell office:value-type="string">
            <text:p>Serradenari Barolo</text:p>
          </table:table-cell>
          <table:table-cell office:value-type="string">
            <text:p>Renato Ratti</text:p>
          </table:table-cell>
          <table:table-cell office:value-type="float" office:value="59.62654">
            <text:p>59.626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IULANO SAN PIETRO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38dcgetj42nrrwjgr</text:p>
          </table:table-cell>
          <table:table-cell office:value-type="string">
            <text:p>WHITE</text:p>
          </table:table-cell>
          <table:table-cell office:value-type="string">
            <text:p>San Pietro Friulano</text:p>
          </table:table-cell>
          <table:table-cell office:value-type="string">
            <text:p>I Clivi</text:p>
          </table:table-cell>
          <table:table-cell office:value-type="float" office:value="50.604385">
            <text:p>50.6043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j2ddxb53sptb5acy</text:p>
          </table:table-cell>
          <table:table-cell office:value-type="string">
            <text:p>WHITE</text:p>
          </table:table-cell>
          <table:table-cell office:value-type="string">
            <text:p>Chardonnay Flora</text:p>
          </table:table-cell>
          <table:table-cell office:value-type="string">
            <text:p>Girlan</text:p>
          </table:table-cell>
          <table:table-cell office:value-type="float" office:value="38.32533">
            <text:p>38.325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float" office:value="48.306973">
            <text:p>48.306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GANA I FRATI</text:p>
          </table:table-cell>
          <table:table-cell office:value-type="string">
            <text:p>CA DEI FRATI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3600">
            <text:p>13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Lugana I Frati</text:p>
          </table:table-cell>
          <table:table-cell office:value-type="string">
            <text:p>Cà dei Frati</text:p>
          </table:table-cell>
          <table:table-cell office:value-type="float" office:value="55.75183">
            <text:p>55.751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VATE CUVE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1.374416">
            <text:p>41.374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VATE CUVE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1.374416">
            <text:p>41.374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VATE CUVE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1.374416">
            <text:p>41.374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LVASIA DIS CUMIER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yzv1ammcyyv7bgcp5yrh8</text:p>
          </table:table-cell>
          <table:table-cell office:value-type="string">
            <text:p>WHITE</text:p>
          </table:table-cell>
          <table:table-cell office:value-type="string">
            <text:p>Malvasia Dis Cumieris</text:p>
          </table:table-cell>
          <table:table-cell office:value-type="string">
            <text:p>Vie di Romans</text:p>
          </table:table-cell>
          <table:table-cell office:value-type="float" office:value="53.44979">
            <text:p>53.449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RR</text:p>
          </table:table-cell>
          <table:table-cell office:value-type="string">
            <text:p>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44nanpj8njtess3xps</text:p>
          </table:table-cell>
          <table:table-cell office:value-type="string">
            <text:p>DESSERT</text:p>
          </table:table-cell>
          <table:table-cell office:value-type="string">
            <text:p>Riesling RR</text:p>
          </table:table-cell>
          <table:table-cell office:value-type="string">
            <text:p>Keller</text:p>
          </table:table-cell>
          <table:table-cell office:value-type="float" office:value="34.423218">
            <text:p>34.4232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1jnpkk9pxe4ygtvq</text:p>
          </table:table-cell>
          <table:table-cell office:value-type="string">
            <text:p>WHITE</text:p>
          </table:table-cell>
          <table:table-cell office:value-type="string">
            <text:p>Flors di Uis</text:p>
          </table:table-cell>
          <table:table-cell office:value-type="string">
            <text:p>Vie di Romans</text:p>
          </table:table-cell>
          <table:table-cell office:value-type="float" office:value="52.254623">
            <text:p>52.2546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IMIS PINOT GRIGIO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10095">
            <text:p>52.10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AUSLESE NIEDERHÄUSER HERMANNSHÖHLE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4phag0w0z4xs42axb</text:p>
          </table:table-cell>
          <table:table-cell office:value-type="string">
            <text:p>WHITE</text:p>
          </table:table-cell>
          <table:table-cell office:value-type="string">
            <text:p>Niederhäuser Hermannshöhle Riesling Auslese</text:p>
          </table:table-cell>
          <table:table-cell office:value-type="string">
            <text:p>Dönnhoff</text:p>
          </table:table-cell>
          <table:table-cell office:value-type="float" office:value="50.446632">
            <text:p>50.4466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MUR CHAMPIGNY</text:p>
          </table:table-cell>
          <table:table-cell office:value-type="string">
            <text:p>CLOS ROUGE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spps22tpwrjm9n4t7z</text:p>
          </table:table-cell>
          <table:table-cell office:value-type="string">
            <text:p>RED</text:p>
          </table:table-cell>
          <table:table-cell office:value-type="string">
            <text:p>Saumur Champigny</text:p>
          </table:table-cell>
          <table:table-cell office:value-type="string">
            <text:p>Clos Rougeard</text:p>
          </table:table-cell>
          <table:table-cell office:value-type="float" office:value="48.89445">
            <text:p>48.894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6000">
            <text:p>8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6.496246">
            <text:p>36.496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LMAVIVA</text:p>
          </table:table-cell>
          <table:table-cell office:value-type="string">
            <text:p>ALMAVI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7500">
            <text:p>17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pmbnxcrfj6m8d2p5</text:p>
          </table:table-cell>
          <table:table-cell office:value-type="string">
            <text:p>RED</text:p>
          </table:table-cell>
          <table:table-cell office:value-type="string">
            <text:p>Almaviva</text:p>
          </table:table-cell>
          <table:table-cell office:value-type="string">
            <text:p>Almaviva</text:p>
          </table:table-cell>
          <table:table-cell office:value-type="float" office:value="50.563126">
            <text:p>50.5631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INCA DOFI</text:p>
          </table:table-cell>
          <table:table-cell office:value-type="string">
            <text:p>ALVARO PALACI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38219d652p3yn9q5</text:p>
          </table:table-cell>
          <table:table-cell office:value-type="string">
            <text:p>RED</text:p>
          </table:table-cell>
          <table:table-cell office:value-type="string">
            <text:p>Finca Dofí</text:p>
          </table:table-cell>
          <table:table-cell office:value-type="string">
            <text:p>Álvaro Palacios</text:p>
          </table:table-cell>
          <table:table-cell office:value-type="float" office:value="54.481705">
            <text:p>54.4817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PETIT CLOS</text:p>
          </table:table-cell>
          <table:table-cell office:value-type="string">
            <text:p>CLOS APAL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02qjwe5c962p475t4</text:p>
          </table:table-cell>
          <table:table-cell office:value-type="string">
            <text:p>RED</text:p>
          </table:table-cell>
          <table:table-cell office:value-type="string">
            <text:p>Le Petit Clos</text:p>
          </table:table-cell>
          <table:table-cell office:value-type="string">
            <text:p>Clos Apalta</text:p>
          </table:table-cell>
          <table:table-cell office:value-type="float" office:value="47.32429">
            <text:p>47.324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IORGIO PRIMO</text:p>
          </table:table-cell>
          <table:table-cell office:value-type="string">
            <text:p>LA MA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0crfbq5ea5ydtdv5e</text:p>
          </table:table-cell>
          <table:table-cell office:value-type="string">
            <text:p>RED</text:p>
          </table:table-cell>
          <table:table-cell office:value-type="string">
            <text:p>Giorgio Primo</text:p>
          </table:table-cell>
          <table:table-cell office:value-type="string">
            <text:p>La Massa</text:p>
          </table:table-cell>
          <table:table-cell office:value-type="float" office:value="45.232224">
            <text:p>45.2322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</text:p>
          </table:table-cell>
          <table:table-cell office:value-type="string">
            <text:p>Gaja</text:p>
          </table:table-cell>
          <table:table-cell office:value-type="float" office:value="40.270103">
            <text:p>40.2701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S TERRASSES PRIORAT</text:p>
          </table:table-cell>
          <table:table-cell office:value-type="string">
            <text:p>ALVARO PALACI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dh9sxwzy8mcf5fv5pqs28k0</text:p>
          </table:table-cell>
          <table:table-cell office:value-type="string">
            <text:p>RED</text:p>
          </table:table-cell>
          <table:table-cell office:value-type="string">
            <text:p>Priorat Les Terrasses</text:p>
          </table:table-cell>
          <table:table-cell office:value-type="string">
            <text:p>Álvaro Palacios</text:p>
          </table:table-cell>
          <table:table-cell office:value-type="float" office:value="52.800438">
            <text:p>52.8004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CHLOSSBERG GG SPÄTBURGUNDER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kyhf8sb4tdnyme3r8</text:p>
          </table:table-cell>
          <table:table-cell office:value-type="string">
            <text:p>RED</text:p>
          </table:table-cell>
          <table:table-cell office:value-type="string">
            <text:p>Spätburgunder Schlossberg GG</text:p>
          </table:table-cell>
          <table:table-cell office:value-type="string">
            <text:p>Franz Keller</text:p>
          </table:table-cell>
          <table:table-cell office:value-type="float" office:value="48.26573">
            <text:p>48.265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TAGE PORT</text:p>
          </table:table-cell>
          <table:table-cell office:value-type="string">
            <text:p>QUINTA DO NO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762bytpnq6twx551ww</text:p>
          </table:table-cell>
          <table:table-cell office:value-type="string">
            <text:p>FORTIFIED</text:p>
          </table:table-cell>
          <table:table-cell office:value-type="string">
            <text:p>Vintage Port</text:p>
          </table:table-cell>
          <table:table-cell office:value-type="string">
            <text:p>Quinta do Noval</text:p>
          </table:table-cell>
          <table:table-cell office:value-type="float" office:value="40.909004">
            <text:p>40.9090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04068">
            <text:p>46.040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RGOLE TORTE 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2.185905">
            <text:p>42.185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RGOLE TORTE 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2.185905">
            <text:p>42.185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2.185905">
            <text:p>42.185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PERFLABILIS</text:p>
          </table:table-cell>
          <table:table-cell office:value-type="string">
            <text:p>GRIESBAU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7swjrs3trks81fdrf</text:p>
          </table:table-cell>
          <table:table-cell office:value-type="string">
            <text:p>RED</text:p>
          </table:table-cell>
          <table:table-cell office:value-type="string">
            <text:p>Lagrein Riserva Perflabilis</text:p>
          </table:table-cell>
          <table:table-cell office:value-type="string">
            <text:p>Griesbauerhof</text:p>
          </table:table-cell>
          <table:table-cell office:value-type="float" office:value="50.00685">
            <text:p>50.006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TEAU LYNCH BAGES GRAND VIN</text:p>
          </table:table-cell>
          <table:table-cell office:value-type="string">
            <text:p>CHATEAU LYNCH 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by9wdd2876aaf181xa</text:p>
          </table:table-cell>
          <table:table-cell office:value-type="string">
            <text:p>RED</text:p>
          </table:table-cell>
          <table:table-cell office:value-type="string">
            <text:p>Château Lynch-Bages Pauillac Grand Cru Classé</text:p>
          </table:table-cell>
          <table:table-cell office:value-type="string">
            <text:p>Château Lynch-Bages</text:p>
          </table:table-cell>
          <table:table-cell office:value-type="float" office:value="57.92724">
            <text:p>57.92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TNA ROSSO RESECA</text:p>
          </table:table-cell>
          <table:table-cell office:value-type="string">
            <text:p>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s8ytbymxznp09befv</text:p>
          </table:table-cell>
          <table:table-cell office:value-type="string">
            <text:p>RED</text:p>
          </table:table-cell>
          <table:table-cell office:value-type="string">
            <text:p>Reseca</text:p>
          </table:table-cell>
          <table:table-cell office:value-type="string">
            <text:p>Gulfi</text:p>
          </table:table-cell>
          <table:table-cell office:value-type="float" office:value="33.795048">
            <text:p>33.7950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EPI</text:p>
          </table:table-cell>
          <table:table-cell office:value-type="string">
            <text:p>MAZZ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t7tvxpa3nxn6e318</text:p>
          </table:table-cell>
          <table:table-cell office:value-type="string">
            <text:p>RED</text:p>
          </table:table-cell>
          <table:table-cell office:value-type="string">
            <text:p>Siepi</text:p>
          </table:table-cell>
          <table:table-cell office:value-type="string">
            <text:p>Mazzei - Castello di Fonterutoli</text:p>
          </table:table-cell>
          <table:table-cell office:value-type="float" office:value="32.218838">
            <text:p>32.218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UMIÈ CARMEA</text:p>
          </table:table-cell>
          <table:table-cell office:value-type="string">
            <text:p>MURAJ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fxhympt512bayck9m</text:p>
          </table:table-cell>
          <table:table-cell office:value-type="string">
            <text:p>RED</text:p>
          </table:table-cell>
          <table:table-cell office:value-type="string">
            <text:p>Sumié</text:p>
          </table:table-cell>
          <table:table-cell office:value-type="string">
            <text:p>Muraje</text:p>
          </table:table-cell>
          <table:table-cell office:value-type="float" office:value="49.33429">
            <text:p>49.334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AN CRU SAINT EMILION</text:p>
          </table:table-cell>
          <table:table-cell office:value-type="string">
            <text:p>QUINAULT L'ENCL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zzxfdk2sdzwqpczx</text:p>
          </table:table-cell>
          <table:table-cell office:value-type="string">
            <text:p>RED</text:p>
          </table:table-cell>
          <table:table-cell office:value-type="string">
            <text:p>Saint-Émilion Grand Cru (Grand Cru Classé)</text:p>
          </table:table-cell>
          <table:table-cell office:value-type="string">
            <text:p>Château Quinault l'Enclos</text:p>
          </table:table-cell>
          <table:table-cell office:value-type="float" office:value="49.724464">
            <text:p>49.7244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</text:p>
          </table:table-cell>
          <table:table-cell office:value-type="string">
            <text:p>POGGIO DI S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qwm76qr0hvpr258p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Poggio di Sotto</text:p>
          </table:table-cell>
          <table:table-cell office:value-type="float" office:value="45.181423">
            <text:p>45.1814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NOIR SIERRA DE MALAGA</text:p>
          </table:table-cell>
          <table:table-cell office:value-type="string">
            <text:p>CORTIJO AGUILA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hftnzah5d5qty063d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Los Aguilares</text:p>
          </table:table-cell>
          <table:table-cell office:value-type="float" office:value="31.648129">
            <text:p>31.6481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AND VIN SAINT JULIEN</text:p>
          </table:table-cell>
          <table:table-cell office:value-type="string">
            <text:p>CHATEAU BEYCHEV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14400">
            <text:p>14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9yqqz4acg3fqfhrgx0</text:p>
          </table:table-cell>
          <table:table-cell office:value-type="string">
            <text:p>RED</text:p>
          </table:table-cell>
          <table:table-cell office:value-type="string">
            <text:p>Saint-Julien (Grand Cru Classé)</text:p>
          </table:table-cell>
          <table:table-cell office:value-type="string">
            <text:p>Château Beychevelle</text:p>
          </table:table-cell>
          <table:table-cell office:value-type="float" office:value="42.89031">
            <text:p>42.890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ORILAN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 Tradition</text:p>
          </table:table-cell>
          <table:table-cell office:value-type="string">
            <text:p>Kellerei Terlan / Cantina Terlano</text:p>
          </table:table-cell>
          <table:table-cell office:value-type="float" office:value="41.727737">
            <text:p>41.727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URNI</text:p>
          </table:table-cell>
          <table:table-cell office:value-type="string">
            <text:p>OASI DEGLI ANG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9100">
            <text:p>91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vekk9af6ma5k3kvh</text:p>
          </table:table-cell>
          <table:table-cell office:value-type="string">
            <text:p>RED</text:p>
          </table:table-cell>
          <table:table-cell office:value-type="string">
            <text:p>Montepulciano Kurni</text:p>
          </table:table-cell>
          <table:table-cell office:value-type="string">
            <text:p>Oasi degli Angeli</text:p>
          </table:table-cell>
          <table:table-cell office:value-type="float" office:value="56.896454">
            <text:p>56.8964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HUBERTUS ST. MAGDALENER</text:p>
          </table:table-cell>
          <table:table-cell office:value-type="string">
            <text:p>GRIESBAU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5">
            <text:p>3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grgbvspgegrs39hb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Griesbauerhof</text:p>
          </table:table-cell>
          <table:table-cell office:value-type="float" office:value="43.80049">
            <text:p>43.800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 DI ROMANS CHARDONNAY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286">
            <text:p>35.6802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RIS SAUVIGNON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zqd3t9csd0yj26f7</text:p>
          </table:table-cell>
          <table:table-cell office:value-type="string">
            <text:p>WHITE</text:p>
          </table:table-cell>
          <table:table-cell office:value-type="string">
            <text:p>Sauvignon Blanc Vieris</text:p>
          </table:table-cell>
          <table:table-cell office:value-type="string">
            <text:p>Vie di Romans</text:p>
          </table:table-cell>
          <table:table-cell office:value-type="float" office:value="42.254776">
            <text:p>42.254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 DI ROMANS CHARDONNAY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286">
            <text:p>35.6802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 DI ROMANS CHARDONNAY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286">
            <text:p>35.6802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VIE DI ROMANS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r72dexa5watpkkv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Vie di Romans</text:p>
          </table:table-cell>
          <table:table-cell office:value-type="float" office:value="35.680286">
            <text:p>35.6802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VA DOMUS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192337">
            <text:p>42.192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7.214615">
            <text:p>37.214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VA DOMUS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192337">
            <text:p>42.192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192337">
            <text:p>42.192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OUILLY FUME PUR SANG</text:p>
          </table:table-cell>
          <table:table-cell office:value-type="string">
            <text:p>DIDER DAUG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bwcw6dwe1yxmpy21b</text:p>
          </table:table-cell>
          <table:table-cell office:value-type="string">
            <text:p>WHITE</text:p>
          </table:table-cell>
          <table:table-cell office:value-type="string">
            <text:p>Pouilly Fumé Pur Sang Bio</text:p>
          </table:table-cell>
          <table:table-cell office:value-type="string">
            <text:p>Didier Dagueneau (Louis-Benjamin Dagueneau)</text:p>
          </table:table-cell>
          <table:table-cell office:value-type="float" office:value="42.839966">
            <text:p>42.8399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KITALI SANTORINI</text:p>
          </table:table-cell>
          <table:table-cell office:value-type="string">
            <text:p>HATZIDAK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bd48c2mnea46e4gfg</text:p>
          </table:table-cell>
          <table:table-cell office:value-type="string">
            <text:p>WHITE</text:p>
          </table:table-cell>
          <table:table-cell office:value-type="string">
            <text:p>Skitali</text:p>
          </table:table-cell>
          <table:table-cell office:value-type="string">
            <text:p>Hatzidakis</text:p>
          </table:table-cell>
          <table:table-cell office:value-type="float" office:value="43.97905">
            <text:p>43.97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AUBURGUNDER SCHLOSSBERG ACHKARRER</text:p>
          </table:table-cell>
          <table:table-cell office:value-type="string">
            <text:p>FRANZ KEL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gnvsn74xm0cydrqkr</text:p>
          </table:table-cell>
          <table:table-cell office:value-type="string">
            <text:p>WHITE</text:p>
          </table:table-cell>
          <table:table-cell office:value-type="string">
            <text:p>Grauburgunder GG Schlossberg Achkarren</text:p>
          </table:table-cell>
          <table:table-cell office:value-type="string">
            <text:p>Franz Keller</text:p>
          </table:table-cell>
          <table:table-cell office:value-type="float" office:value="47.918404">
            <text:p>47.918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ALTERDINGER CHANDONNAY</text:p>
          </table:table-cell>
          <table:table-cell office:value-type="string">
            <text:p>BERNARD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77fs22s83taj4abv</text:p>
          </table:table-cell>
          <table:table-cell office:value-type="string">
            <text:p>WHITE</text:p>
          </table:table-cell>
          <table:table-cell office:value-type="string">
            <text:p>Malterdinger</text:p>
          </table:table-cell>
          <table:table-cell office:value-type="string">
            <text:p>Bernhard Huber</text:p>
          </table:table-cell>
          <table:table-cell office:value-type="float" office:value="40.09951">
            <text:p>40.099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192337">
            <text:p>42.1923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ERIS SAUVIGNON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zqd3t9csd0yj26f7</text:p>
          </table:table-cell>
          <table:table-cell office:value-type="string">
            <text:p>WHITE</text:p>
          </table:table-cell>
          <table:table-cell office:value-type="string">
            <text:p>Sauvignon Blanc Vieris</text:p>
          </table:table-cell>
          <table:table-cell office:value-type="string">
            <text:p>Vie di Romans</text:p>
          </table:table-cell>
          <table:table-cell office:value-type="float" office:value="42.254776">
            <text:p>42.254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BIANCO ST VALENTIN</text:p>
          </table:table-cell>
          <table:table-cell office:value-type="string">
            <text:p>ST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hs3pcnxcft4hsbxs</text:p>
          </table:table-cell>
          <table:table-cell office:value-type="string">
            <text:p>WHITE</text:p>
          </table:table-cell>
          <table:table-cell office:value-type="string">
            <text:p>Pinot Bianco Sanct Valentin</text:p>
          </table:table-cell>
          <table:table-cell office:value-type="string">
            <text:p>St. Michael-Eppan</text:p>
          </table:table-cell>
          <table:table-cell office:value-type="float" office:value="48.797028">
            <text:p>48.7970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ISWEIN </text:p>
          </table:table-cell>
          <table:table-cell office:value-type="string">
            <text:p>DR LOOS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rw6bbb49eq50jxp5c</text:p>
          </table:table-cell>
          <table:table-cell office:value-type="string">
            <text:p>DESSERT</text:p>
          </table:table-cell>
          <table:table-cell office:value-type="string">
            <text:p>Riesling Eiswein</text:p>
          </table:table-cell>
          <table:table-cell office:value-type="string">
            <text:p>Dr. Loosen</text:p>
          </table:table-cell>
          <table:table-cell office:value-type="float" office:value="30.833282">
            <text:p>30.833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WEET CLAIRE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ft1cvgmsyrrfv6tz</text:p>
          </table:table-cell>
          <table:table-cell office:value-type="string">
            <text:p>DESSERT</text:p>
          </table:table-cell>
          <table:table-cell office:value-type="string">
            <text:p>Passito Sweet Claire Bio</text:p>
          </table:table-cell>
          <table:table-cell office:value-type="string">
            <text:p>Lieselehof</text:p>
          </table:table-cell>
          <table:table-cell office:value-type="float" office:value="41.30166">
            <text:p>41.30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SITHEA ROS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1etxchqnnw32hean</text:p>
          </table:table-cell>
          <table:table-cell office:value-type="string">
            <text:p>ROSE</text:p>
          </table:table-cell>
          <table:table-cell office:value-type="string">
            <text:p>Pasithea Moscato Rosa</text:p>
          </table:table-cell>
          <table:table-cell office:value-type="string">
            <text:p>Girlan</text:p>
          </table:table-cell>
          <table:table-cell office:value-type="float" office:value="40.69062">
            <text:p>40.690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SITHEA ORO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nvr4h9phz6p3ztewm</text:p>
          </table:table-cell>
          <table:table-cell office:value-type="string">
            <text:p>DESSERT</text:p>
          </table:table-cell>
          <table:table-cell office:value-type="string">
            <text:p>Gewürztraminer Pasithea Oro</text:p>
          </table:table-cell>
          <table:table-cell office:value-type="string">
            <text:p>Girlan</text:p>
          </table:table-cell>
          <table:table-cell office:value-type="float" office:value="44.760128">
            <text:p>44.7601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N SAN GIUSTO</text:p>
          </table:table-cell>
          <table:table-cell office:value-type="string">
            <text:p>SAN GIUSTO RENTENN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kajvrcgxzp1895kee</text:p>
          </table:table-cell>
          <table:table-cell office:value-type="string">
            <text:p>DESSERT</text:p>
          </table:table-cell>
          <table:table-cell office:value-type="string">
            <text:p>Vin San Giusto</text:p>
          </table:table-cell>
          <table:table-cell office:value-type="string">
            <text:p>San Giusto a Rentennano</text:p>
          </table:table-cell>
          <table:table-cell office:value-type="float" office:value="61.01246">
            <text:p>61.01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SSENZIA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qz4qz7ra0dqmk7f6</text:p>
          </table:table-cell>
          <table:table-cell office:value-type="string">
            <text:p>DESSERT</text:p>
          </table:table-cell>
          <table:table-cell office:value-type="string">
            <text:p>Essenzia Dolomiti</text:p>
          </table:table-cell>
          <table:table-cell office:value-type="string">
            <text:p>Pojer e Sandri</text:p>
          </table:table-cell>
          <table:table-cell office:value-type="float" office:value="44.853462">
            <text:p>44.8534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KIRSCHGARTEN BEERENAUSLESE</text:p>
          </table:table-cell>
          <table:table-cell office:value-type="string">
            <text:p>PHILIPPE KU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h2937501d2dx34wdf</text:p>
          </table:table-cell>
          <table:table-cell office:value-type="string">
            <text:p>DESSERT</text:p>
          </table:table-cell>
          <table:table-cell office:value-type="string">
            <text:p>Kirschgarten Riesling Beerenauslese</text:p>
          </table:table-cell>
          <table:table-cell office:value-type="string">
            <text:p>Philipp Kuhn</text:p>
          </table:table-cell>
          <table:table-cell office:value-type="float" office:value="47.87143">
            <text:p>47.87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QUINTESSENZ PASSITO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32.793">
            <text:p>32.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CERRE ROSÉ</text:p>
          </table:table-cell>
          <table:table-cell office:value-type="string">
            <text:p>VACHE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p66acefvz970kayrycb0dn</text:p>
          </table:table-cell>
          <table:table-cell office:value-type="string">
            <text:p>ROSE</text:p>
          </table:table-cell>
          <table:table-cell office:value-type="string">
            <text:p>Sancerre Rosé</text:p>
          </table:table-cell>
          <table:table-cell office:value-type="string">
            <text:p>Domaine Vacheron</text:p>
          </table:table-cell>
          <table:table-cell office:value-type="float" office:value="33.77223">
            <text:p>33.77223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É FORGET ME NOT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62">
            <text:p>6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ALLETTO LE ROCCHE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9900">
            <text:p>199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VIA NUOVA</text:p>
          </table:table-cell>
          <table:table-cell office:value-type="string">
            <text:p>CHIARA BOSCH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TABER LATE RELEASE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HOFACKER LAGREIN RISERVA</text:p>
          </table:table-cell>
          <table:table-cell office:value-type="string">
            <text:p>GEORG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ALESTE SIBI ET PAUCIS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RISERVA</text:p>
          </table:table-cell>
          <table:table-cell office:value-type="string">
            <text:p>OSVALDO VIBER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ARCENCA GRENACHE</text:p>
          </table:table-cell>
          <table:table-cell office:value-type="string">
            <text:p>TERROIR AL LIM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AND VIN </text:p>
          </table:table-cell>
          <table:table-cell office:value-type="string">
            <text:p>HAUT BRI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FALLETTO ETICHETTA ROSSA RISERVA</text:p>
          </table:table-cell>
          <table:table-cell office:value-type="string">
            <text:p>BRUNO GIACO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9900">
            <text:p>49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DOLCETTO D'ALBA</text:p>
          </table:table-cell>
          <table:table-cell office:value-type="string">
            <text:p>CASCINA PENNA CURRA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NEBBIOLO LANGHE</text:p>
          </table:table-cell>
          <table:table-cell office:value-type="string">
            <text:p>CASCINA PENNA CURRA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ÜRGSTADTER BERG 1G</text:p>
          </table:table-cell>
          <table:table-cell office:value-type="string">
            <text:p>RUDOLF FÜR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ORPHYR MAGNUM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KALTERERSEE KUNST STÜCK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ERVA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GG FELSENBERG SCHLOSSBÖCKELHEIMER</text:p>
          </table:table-cell>
          <table:table-cell office:value-type="string">
            <text:p>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1">
            <text:p>3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ÜNER VELTLINER DÜRNSTEINER</text:p>
          </table:table-cell>
          <table:table-cell office:value-type="string">
            <text:p>FX 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SIEBENEI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IN VINO VERITAS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ALESTINA LIMITED EDITION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OY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OFF WEISS</text:p>
          </table:table-cell>
          <table:table-cell office:value-type="string">
            <text:p>WIDUM BAU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É UNTERTÜRKHEIMER GIPS</text:p>
          </table:table-cell>
          <table:table-cell office:value-type="string">
            <text:p>ALD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DOM PERIGNON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NNAMARIA CLEMENTI</text:p>
          </table:table-cell>
          <table:table-cell office:value-type="string">
            <text:p>CA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EKT</text:p>
          </table:table-cell>
          <table:table-cell office:value-type="string">
            <text:p>RAUMLA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NC DE BLANCS SPUMANTE DASSIÉ FAVREL</text:p>
          </table:table-cell>
          <table:table-cell office:value-type="string">
            <text:p>MALIB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EDRO XIMENEZ MURILLO</text:p>
          </table:table-cell>
          <table:table-cell office:value-type="string">
            <text:p>LUST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RUNDA ROSÉ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DOM PERIGNON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